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Consolas" fo:font-size="10pt" style:text-underline-style="none" style:font-name-asian="Consolas" style:font-size-asian="10pt" style:font-name-complex="Consolas" style:font-size-complex="10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text-underline-style="none" style:font-name-asian="Consolas" style:font-size-asian="10pt" style:font-name-complex="Consolas"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text-underline-style="none" style:font-name-asian="Consolas" style:font-size-asian="10pt" style:font-name-complex="Consolas"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style:text-underline-style="none"/>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start" style:justify-single-word="false"/>
      <style:text-properties fo:font-style="italic" style:font-style-asian="italic" style:font-style-complex="italic"/>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8080" style:font-name="Consolas" fo:font-size="10pt" style:text-underline-style="none" style:font-name-asian="Consolas" style:font-size-asian="10pt" style:font-name-complex="Consolas" style:font-size-complex="10pt"/>
    </style:style>
    <style:style style:name="P10" style:family="paragraph" style:parent-style-name="Heading_20_1">
      <style:paragraph-properties fo:text-align="center" style:justify-single-word="false"/>
      <style:text-properties fo:font-size="12pt" style:font-size-asian="12pt" style:font-size-complex="12pt"/>
    </style:style>
    <style:style style:name="P11" style:family="paragraph" style:parent-style-name="Heading_20_2">
      <style:paragraph-properties fo:text-align="center" style:justify-single-word="false"/>
      <style:text-properties fo:font-size="12pt" style:font-size-asian="12pt" style:font-size-complex="12pt"/>
    </style:style>
    <style:style style:name="P12" style:family="paragraph" style:parent-style-name="Text_20_body">
      <style:paragraph-properties fo:text-align="start" style:justify-single-word="false"/>
      <style:text-properties fo:font-style="italic" style:font-style-asian="italic" style:font-style-complex="italic"/>
    </style:style>
    <style:style style:name="P13" style:family="paragraph" style:parent-style-name="Text_20_body">
      <style:paragraph-properties fo:text-align="start" style:justify-single-word="false"/>
    </style:style>
    <style:style style:name="T1" style:family="text">
      <style:text-properties fo:color="#008080"/>
    </style:style>
    <style:style style:name="T2" style:family="text">
      <style:text-properties fo:color="#008080" style:font-name="Consolas" fo:font-size="10pt" style:font-name-asian="Consolas" style:font-size-asian="10pt" style:font-name-complex="Consolas" style:font-size-complex="10pt"/>
    </style:style>
    <style:style style:name="T3" style:family="text">
      <style:text-properties fo:color="#3f7f7f"/>
    </style:style>
    <style:style style:name="T4" style:family="text">
      <style:text-properties fo:color="#3f7f7f" style:font-name="Consolas" fo:font-size="10pt" style:font-name-asian="Consolas" style:font-size-asian="10pt" style:font-name-complex="Consolas" style:font-size-complex="10pt"/>
    </style:style>
    <style:style style:name="T5" style:family="text">
      <style:text-properties fo:color="#000000"/>
    </style:style>
    <style:style style:name="T6" style:family="text">
      <style:text-properties fo:color="#000000" style:font-name="Consolas" fo:font-size="10pt" style:font-name-asian="Consolas" style:font-size-asian="10pt" style:font-name-complex="Consolas" style:font-size-complex="10pt"/>
    </style:style>
    <style:style style:name="T7" style:family="text">
      <style:text-properties fo:color="#000000" style:font-name="Times New Roman" fo:font-size="12pt" style:font-name-asian="Consolas" style:font-size-asian="12pt" style:font-name-complex="Consolas" style:font-size-complex="12pt"/>
    </style:style>
    <style:style style:name="T8" style:family="text">
      <style:text-properties fo:color="#000000" style:text-underline-style="solid" style:text-underline-width="auto" style:text-underline-color="font-color"/>
    </style:style>
    <style:style style:name="T9" style:family="text">
      <style:text-properties fo:color="#7f0055" style:font-name="Consolas" fo:font-size="10pt" fo:font-weight="bold" style:font-name-asian="Consolas" style:font-size-asian="10pt" style:font-weight-asian="bold" style:font-name-complex="Consolas" style:font-size-complex="1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Dokumentation</text:h>
      <text:p text:style-name="P2"/>
      <text:h text:style-name="P11" text:outline-level="2">WBA 2 (Web-Basierte Anwendungen 2)</text:h>
      <text:h text:style-name="P11" text:outline-level="2">Phase 1</text:h>
      <text:h text:style-name="P11" text:outline-level="2"/>
      <text:h text:style-name="P11" text:outline-level="2">Max Bobisch</text:h>
      <text:h text:style-name="P11" text:outline-level="2">11070440</text:h>
      <text:p text:style-name="P6"/>
      <text:p text:style-name="P8"/>
      <text:p text:style-name="P8">Aufgabe 1.)</text:p>
      <text:p text:style-name="P7">Die Begriffsdefinitionen, in XML-Struktur:</text:p>
      <text:p text:style-name="P1"><text:span text:style-name="T1">&lt;</text:span><text:span text:style-name="T3">begriffsdefitionen</text:span><text:span text:style-name="T1">&gt;</text:span></text:p>
      <text:p text:style-name="P3"><text:span text:style-name="T5"><text:tab/></text:span><text:span text:style-name="T1">&lt;</text:span><text:span text:style-name="T3">wohlgeformtheit</text:span><text:span text:style-name="T1">&gt;</text:span><text:span text:style-name="T5">Die </text:span><text:span text:style-name="T5">Regeln</text:span><text:span text:style-name="T5"> </text:span><text:span text:style-name="T5">von</text:span><text:span text:style-name="T5"> XML </text:span><text:span text:style-name="T5">werden</text:span><text:span text:style-name="T5"> </text:span><text:span text:style-name="T5">eingehalten</text:span><text:span text:style-name="T5">.</text:span></text:p>
      <text:p text:style-name="P4"><text:tab/>1. am Beginn steht die Seite XML-Deklaration, die den Bezug zu XML herstellt.</text:p>
      <text:p text:style-name="P4"><text:tab/>2. Es gibt mindestens ein Datenelement.</text:p>
      <text:p text:style-name="P4"><text:tab/>3. Es gibt bei den Datenelementen ein äußerstes Element (auch als Dokument-<text:tab/>Element bezeichnet), das alle anderen Datenelemente enthält. (= root-Element)</text:p>
      <text:p text:style-name="P3"><text:span text:style-name="T5"><text:tab/></text:span><text:span text:style-name="T5">Bei</text:span><text:span text:style-name="T5"> </text:span><text:span text:style-name="T5">unsauber</text:span><text:span text:style-name="T5"> </text:span><text:span text:style-name="T5">verschachtelten</text:span><text:span text:style-name="T5"> Tags </text:span><text:span text:style-name="T5">ist</text:span><text:span text:style-name="T5"> </text:span><text:span text:style-name="T5">eine</text:span><text:span text:style-name="T5"> XML-</text:span><text:span text:style-name="T5">Instanz</text:span><text:span text:style-name="T5"> </text:span><text:span text:style-name="T5">nicht</text:span><text:span text:style-name="T5"> </text:span><text:span text:style-name="T5">mehr</text:span><text:span text:style-name="T5"> <text:tab/></text:span><text:span text:style-name="T5">wohlgeformt</text:span><text:span text:style-name="T5">.</text:span><text:span text:style-name="T1">&lt;/</text:span><text:span text:style-name="T3">wohlgeformtheit</text:span><text:span text:style-name="T1">&gt;</text:span></text:p>
      <text:p text:style-name="P4"><text:tab/></text:p>
      <text:p text:style-name="P3"><text:span text:style-name="T5"><text:tab/></text:span><text:span text:style-name="T1">&lt;</text:span><text:span text:style-name="T3">validitaet</text:span><text:span text:style-name="T1">&gt;</text:span><text:span text:style-name="T5">Valide XML-Instanzen müssen wohlgeformt sein, und darüber hinaus von <text:tab/>einem XML-Schema abgeleitet sein und allen Deklarationen des Inhaltsmodells, die <text:tab/>in dem Schema definiert wurden, entsprechen.</text:span></text:p>
      <text:p text:style-name="P3"><text:span text:style-name="T5"><text:tab/>(=&gt; Parser gibt keine Fehler aus.)</text:span><text:span text:style-name="T1">&lt;/</text:span><text:span text:style-name="T3">validitaet</text:span><text:span text:style-name="T1">&gt;</text:span></text:p>
      <text:p text:style-name="P4"><text:tab/></text:p>
      <text:p text:style-name="P3"><text:span text:style-name="T5"><text:tab/></text:span><text:span text:style-name="T1">&lt;</text:span><text:span text:style-name="T3">namespaces</text:span><text:span text:style-name="T1">&gt;</text:span><text:span text:style-name="T5">XML </text:span><text:span text:style-name="T5">Namensräume</text:span><text:span text:style-name="T5"> </text:span><text:span text:style-name="T5">stellen</text:span><text:span text:style-name="T5"> </text:span><text:span text:style-name="T5">eine</text:span><text:span text:style-name="T5"> </text:span><text:span text:style-name="T5">Methode</text:span><text:span text:style-name="T5"> </text:span><text:span text:style-name="T5">dar</text:span><text:span text:style-name="T5">, </text:span><text:span text:style-name="T5">um</text:span><text:span text:style-name="T5"> </text:span><text:span text:style-name="T5">Namenskonflikte</text:span><text:span text:style-name="T5"> </text:span><text:span text:style-name="T5">zu</text:span><text:span text:style-name="T5"> <text:tab/></text:span><text:span text:style-name="T5">vermeiden</text:span><text:span text:style-name="T5">.</text:span></text:p>
      <text:p text:style-name="P4"><text:tab/>Wird ein Namensraum für ein Element definiert, werden alle Kindelemente mit <text:tab/>demselben Präfix mit demgleichen Namesnraum assoziiert (bzw. über diesen <text:tab/>angesprochen).</text:p>
      <text:p text:style-name="P4"><text:tab/>Sie werden im xmlns-Attribut im Start Tag eines Elements definiert.</text:p>
      <text:p text:style-name="P3"><text:span text:style-name="T5"><text:tab/>Folgende Syntax wird dabei verwendet: xmlns:prefix="URI".</text:span><text:span text:style-name="T1">&lt;/</text:span><text:span text:style-name="T3">namespaces</text:span><text:span text:style-name="T1">&gt;</text:span></text:p>
      <text:p text:style-name="P5"><text:span text:style-name="T2">&lt;/</text:span><text:span text:style-name="T4">begriffsdefitionen</text:span><text:span text:style-name="T2">&gt;</text:span></text:p>
      <text:p text:style-name="P9"/>
      <text:p text:style-name="P9"/>
      <text:p text:style-name="P8">Aufgabe 2.)</text:p>
      <text:p text:style-name="P7">Der erste Schritt zur Lösung dieser Aufgabe besteht darin, erst einmal festzuhalten, was eigentlich die Daten sind, die man abspeichern und übertragen möchte.</text:p>
      <text:p text:style-name="P7">Wichtig sind dabei Vor- und Nachname, email-adresse, geburtstdatum (besteht aus den Elementen tag, monat, jahr), die Erfahrung am Schlagzeug und die Angabe, ob ein Schlagzeug bereits vorhanden ist. Der Gruppenleiter, der ja auch eine person (= ein Teilnehmer) ist hat als zusätzliches Element noch „anmerkungen“, in welchem er stellvertretend für die Gruppe noch Anmerkungen hinterlassen kann.</text:p>
      <text:p text:style-name="P7">Unwichtig ist z.B. die Angabe, ob die AGB's akzeptiert wurden (ein boolscher Wert), da man ohne Zustimmung dieser ohnehin nicht teilnehmen kann und auch keine Daten aufgenommen werden.</text:p>
      <text:p text:style-name="P7"><text:soft-page-break/></text:p>
      <text:p text:style-name="P8">Aufgabe 3.)</text:p>
      <text:p text:style-name="P7">Um das gegebene Rezept aufzunehmen, sind verschiedene XML-strukturen denkbar.</text:p>
      <text:p text:style-name="P7">Zunächst muss man bedenken, den Rezepten ein geeignetes root-Element zu geben (das wird am Anfang gerne vergessen), in unserem Fall „rezeptsammlung“. In einer späteren Iteration der Aufgabe erschien desweiteren die Vergabe einer rezeptID für ein Rezept sinnvoll.</text:p>
      <text:p text:style-name="P7">Das Rezept hat dann einen Namen, ein Element „zutaten“, ein Element „zubereitung“, ein Element „bilder“ und „kommentare“.</text:p>
      <text:p text:style-name="P7">Zu den Kommentaren: Eines davon besteht aus dem Inhalt und einer Quellenangabe (die wiederum aus name, avatar und datum besteht). Dieses Datum wiederum ist (entgegen der vorherigen Lösung) diesmal nicht als neues Element mit „tag, monat, jahr“ definiert, sondern als simple element mit dem Typ „xs:date“. Das ruht aus der Lösung „don't repeat yourself“, oder besser gesagt: man muss das Rad nicht neu erfinden.</text:p>
      <text:p text:style-name="P7">Der Gedanke, Eigentschaften eines Elements eher in Attributen festzuhalten, führte dazu, Angaben wie „menge, einheit oder nummer“ nicht mehr als Elemente vorzusehen sondern eben als Attribute.</text:p>
      <text:p text:style-name="Text_20_body"/>
      <text:p text:style-name="Text_20_body">GEMEINSAMKEITEN</text:p>
      <text:p text:style-name="Text_20_body"><text:span text:style-name="T5">Ein</text:span> <text:span text:style-name="T5">Rezept</text:span> <text:span text:style-name="T5">für</text:span> <text:span text:style-name="T5">ein</text:span> <text:span text:style-name="T5">Gericht</text:span> / <text:span text:style-name="T5">Getränk</text:span> hat <text:span text:style-name="T5">immer</text:span> <text:span text:style-name="T5">einen</text:span> <text:span text:style-name="T5">Namen</text:span>, <text:span text:style-name="T5">eine</text:span> <text:span text:style-name="T5">Zutatenliste</text:span>, die <text:span text:style-name="T5">eine</text:span> oder <text:span text:style-name="T5">meist</text:span> <text:span text:style-name="T5">mehrere</text:span> <text:span text:style-name="T5">Zutaten</text:span> <text:span text:style-name="T5">beinhaltet</text:span> <text:span text:style-name="T5">und</text:span> <text:span text:style-name="T5">eine</text:span> <text:span text:style-name="T5">Zubereitungsanleitung</text:span>.</text:p>
      <text:p text:style-name="Text_20_body"/>
      <text:p text:style-name="Text_20_body">UNTERSCHIEDE</text:p>
      <text:p text:style-name="Text_20_body"><text:span text:style-name="T5">Ruhezeit</text:span> it z.B. <text:span text:style-name="T5">ein</text:span> <text:span text:style-name="T5">optionaler</text:span> <text:span text:style-name="T5">Bestandteil</text:span> <text:span text:style-name="T5">von</text:span> <text:span text:style-name="T5">Zubereitung</text:span>.</text:p>
      <text:p text:style-name="Text_20_body"><text:span text:style-name="T5">Manche</text:span> <text:span text:style-name="T5">Zutaten</text:span> <text:span text:style-name="T5">werden</text:span> <text:span text:style-name="T5">ohne</text:span> <text:span text:style-name="T5">Einheit</text:span> <text:span text:style-name="T5">angegeben</text:span>.</text:p>
      <text:p text:style-name="Text_20_body"><text:span text:style-name="T5">Es</text:span> <text:span text:style-name="T5">gibt</text:span> <text:span text:style-name="T5">auch</text:span> "<text:span text:style-name="T5">Menüs</text:span>", <text:span text:style-name="T5">welche</text:span> <text:span text:style-name="T5">einen</text:span> <text:span text:style-name="T5">Zusammenschluss</text:span> <text:span text:style-name="T5">mehrerer</text:span> <text:span text:style-name="T5">Rezepte</text:span> <text:span text:style-name="T5">darstellen</text:span>; u.a. <text:span text:style-name="T5">sind</text:span> <text:span text:style-name="T5">Rezepte</text:span> <text:span text:style-name="T5">untereinander</text:span> <text:span text:style-name="T5">verlinkt</text:span>, <text:span text:style-name="T5">und</text:span> <text:span text:style-name="T5">ein</text:span> <text:span text:style-name="T5">Rezept</text:span> <text:span text:style-name="T5">kann</text:span> <text:span text:style-name="T5">mehrere</text:span> <text:span text:style-name="T5">Rezepte</text:span> <text:span text:style-name="T5">beinhalten</text:span>.</text:p>
      <text:p text:style-name="Text_20_body"/>
      <text:p text:style-name="P7"/>
      <text:p text:style-name="P8">Aufgabe 4.)</text:p>
      <text:p text:style-name="Standard">Die Klasse „<text:span text:style-name="T6">XMLHandler“ </text:span><text:span text:style-name="T7">regelt das Auslesen einer XML-Datei (Funktion „</text:span><text:span text:style-name="T6">xmlAuslesen</text:span><text:span text:style-name="T7">“), das Zurückschreiben von Javadaten in eine XML-Datei (Funktion „</text:span><text:span text:style-name="T6">xmlSchreiben(Rezeptsammlung rezeptSammlung)</text:span><text:span text:style-name="T7">“), das Ausgeben von XML-Daten auf der Konsole (Funktion „</text:span><text:span text:style-name="T6">xmlAusgeben</text:span><text:span text:style-name="T7">“), das Hinzufügen eines neuen Kommentars (Funktion „</text:span><text:span text:style-name="T6">addKommentar(</text:span><text:span text:style-name="T9">int</text:span><text:span text:style-name="T6"> rezeptID)</text:span><text:span text:style-name="T7">“) und das Ausgeben eines einzelnen Rezepts <text:s/>(Funktion „</text:span><text:span text:style-name="T6">rezeptAusgeben (</text:span><text:span text:style-name="T9">int</text:span><text:span text:style-name="T6"> rezeptID)</text:span><text:span text:style-name="T7">“).</text:span></text:p>
      <text:p text:style-name="P7">In der main-Funktion ist ein kleines Konsolenmenü eingebunden.</text:p>
      <text:p text:style-name="P7"/>
      <text:p text:style-name="P8">Aufgabe 5.)</text:p>
      <text:p text:style-name="P7">XML ist ein Auszeichnungsformat und damit vielseitiger einsetzbar, JSON eher eine Sprache zum Datenaustausch. JSON ist nahezu valide im Bezug auf JavaScript und es ist eine typisierte Sprache.</text:p>
      <text:p text:style-name="P7">Für den Nutzer ist augenscheinig, das JSON schneller und einfacher lesbar ist als XML und auch weniger Datenoverhead produzier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x Bobisch</meta:initial-creator>
    <meta:creation-date>2013-04-12T15:56:17.52</meta:creation-date>
    <dc:date>2013-04-12T17:07:29.96</dc:date>
    <dc:creator>Max Bobisch</dc:creator>
    <meta:editing-duration>PT00H05M04S</meta:editing-duration>
    <meta:editing-cycles>3</meta:editing-cycles>
    <meta:generator>OpenOffice.org/3.2$Win32 OpenOffice.org_project/320m18$Build-9502</meta:generator>
    <meta:document-statistic meta:table-count="0" meta:image-count="0" meta:object-count="0" meta:page-count="2" meta:paragraph-count="44" meta:word-count="600" meta:character-count="4354"/>
  </office:meta>
</office:document-meta>
</file>